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6b89f" officeooo:paragraph-rsid="0016b89f"/>
    </style:style>
    <style:style style:name="T1" style:family="text">
      <style:text-properties officeooo:rsid="0016b89f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0<text:span text:style-name="T1">6 – Cryptography and Symmetric Key Algorithms</text:span></text:p>
      <text:p text:style-name="Standard"/>
      <text:p text:style-name="Standard">Objective: Answer each question.</text:p>
      <text:p text:style-name="Standard"/>
      <text:p text:style-name="P1">Questions</text:p>
      <text:p text:style-name="Standard"/>
      <text:p text:style-name="Standard">1. <text:span text:style-name="T1">What is the major obstacle preventing the widespread adoption of one-time pad cryptosystems to ensure data confidentiality?</text:span></text:p>
      <text:p text:style-name="Standard"/>
      <text:p text:style-name="P2">2. Encrypt the message “I will pass the CISSP exam become certified next month” using columnar transposition with the keyword SECURE.</text:p>
      <text:p text:style-name="P2"/>
      <text:p text:style-name="P2">3. Decrypt the message “F R Q J U D W X O D W L R Q V B R X J R W L W” using the Caesar ROT3 substitution ciph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7:08:59.319485225</meta:creation-date>
    <dc:date>2026-02-22T23:35:47.599008712</dc:date>
    <meta:editing-duration>PT11M17S</meta:editing-duration>
    <meta:editing-cycles>7</meta:editing-cycles>
    <meta:generator>LibreOffice/24.2.7.2$Linux_X86_64 LibreOffice_project/420$Build-2</meta:generator>
    <meta:print-date>2026-02-11T04:17:55.368036734</meta:print-date>
    <meta:printed-by>PDF files</meta:printed-by>
    <meta:document-statistic meta:table-count="0" meta:image-count="0" meta:object-count="0" meta:page-count="1" meta:paragraph-count="6" meta:word-count="84" meta:character-count="463" meta:non-whitespace-character-count="384"/>
  </office:meta>
</office:document-meta>
</file>